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00cc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4];[.K16];[.K36])" office:value-type="float" office:value="120000">
            <text:p>1200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H61])" office:value-type="float" office:value="77899.7076023392">
            <text:p>77899.7076023392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42100.2923976608">
            <text:p>42100.2923976608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8200">
            <text:p>8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8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8" office:value-type="float" office:value="3700">
            <text:p>37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-4300">
            <text:p>-4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23" office:value-type="float" office:value="9600">
            <text:p>9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3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9" office:value-type="float" office:value="694.736842105263">
            <text:p>694.736842105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694.736842105263">
            <text:p>694.7368421053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4:.H60])" office:value-type="float" office:value="42699.7076023392">
            <text:p>42699.7076023392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table:number-columns-repeated="3"/>
          <table:table-cell table:style-name="ce2" table:formula="of:=SUM([.B63:.F63])" office:value-type="float" office:value="13600">
            <text:p>13600</text:p>
          </table:table-cell>
          <table:table-cell table:formula="of:=SUM([.B82:.F82])" office:value-type="float" office:value="822.932330827068">
            <text:p>822.9323308271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822.932330827068">
            <text:p>822.932330827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415.789473684211">
            <text:p>415.7894736842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822.932330827068">
            <text:p>822.9323308271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822.932330827068">
            <text:p>822.9323308271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822.932330827068">
            <text:p>822.932330827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5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82:.F82])" office:value-type="float" office:value="822.932330827068">
            <text:p>822.932330827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Seryoja</text:p>
          </table:table-cell>
          <table:table-cell office:value-type="string">
            <text:p>-Marine</text:p>
          </table:table-cell>
          <table:table-cell table:number-columns-repeated="4"/>
          <table:table-cell table:formula="of:=SUM([.C82:.F82])" office:value-type="float" office:value="415.789473684211">
            <text:p>415.7894736842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table:number-columns-repeated="5"/>
          <table:table-cell table:formula="of:=SUM([.C82:.F82])" office:value-type="float" office:value="415.789473684211">
            <text:p>415.7894736842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5"/>
          <table:table-cell table:formula="of:=SUM([.C82:.F82])" office:value-type="float" office:value="415.789473684211">
            <text:p>415.7894736842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822.932330827068">
            <text:p>822.9323308271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822.932330827068">
            <text:p>822.9323308271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415.789473684211">
            <text:p>415.7894736842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822.932330827068">
            <text:p>822.932330827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0" office:value-type="float" office:value="0">
            <text:p>0</text:p>
          </table:table-cell>
          <table:table-cell table:formula="of:=[.E63]/18" office:value-type="float" office:value="0">
            <text:p>0</text:p>
          </table:table-cell>
          <table:table-cell table:formula="of:=[.F63]/21" office:value-type="float" office:value="0">
            <text:p>0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822.932330827068">
            <text:p>822.9323308271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822.932330827068">
            <text:p>822.932330827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822.932330827068">
            <text:p>822.9323308271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822.932330827068">
            <text:p>822.9323308271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415.789473684211">
            <text:p>415.7894736842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63:.H89])" office:value-type="float" office:value="13600">
            <text:p>1360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3/22/2016</text:date>, <text:time>11:0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22T11:07:46</dc:date>
    <meta:editing-duration>P5DT16H46M19S</meta:editing-duration>
    <meta:editing-cycles>2082</meta:editing-cycles>
    <meta:generator>OpenOffice/4.1.1$Unix OpenOffice.org_project/411m6$Build-9775</meta:generator>
    <dc:creator>Hasmik Dabaghyan</dc:creator>
    <meta:document-statistic meta:table-count="12" meta:cell-count="5041" meta:object-count="0"/>
  </office:meta>
</office:document-meta>
</file>